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 curve" table:style-name="ta1">
        <table:shapes>
          <draw:frame draw:z-index="0" draw:style-name="gr1" draw:text-style-name="P1" svg:width="15.997cm" svg:height="9.005cm" svg:x="6.581cm" svg:y="7.463cm">
            <draw:object draw:notify-on-update-of-ranges="'EXP curve'.B3:'EXP curve'.B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is * ([.A3]-1)^(0.9+accelA/250) * [.A3] * ([.A3]-1) / (6 + ([.A3]^2) / 50 / accelB) + ([.A3]-1) * extra" office:value-type="float" office:value="0" calcext:value-type="float">
            <text:p>0</text:p>
          </table:table-cell>
          <table:table-cell/>
          <table:table-cell office:value-type="string" calcext:value-type="string">
            <text:p>basis: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is * ([.A4]-1)^(0.9+accelA/250) * [.A4] * ([.A4]-1) / (6 + ([.A4]^2) / 50 / accelB) + ([.A4]-1) * extra" office:value-type="float" office:value="3.33269853361265" calcext:value-type="float">
            <text:p>3.33269853361265</text:p>
          </table:table-cell>
          <table:table-cell/>
          <table:table-cell office:value-type="string" calcext:value-type="string">
            <text:p>Extra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is * ([.A5]-1)^(0.9+accelA/250) * [.A5] * ([.A5]-1) / (6 + ([.A5]^2) / 50 / accelB) + ([.A5]-1) * extra" office:value-type="float" office:value="21.4262865564874" calcext:value-type="float">
            <text:p>21.4262865564874</text:p>
          </table:table-cell>
          <table:table-cell/>
          <table:table-cell office:value-type="string" calcext:value-type="string">
            <text:p>AccelA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Strongest: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is * ([.A6]-1)^(0.9+accelA/250) * [.A6] * ([.A6]-1) / (6 + ([.A6]^2) / 50 / accelB) + ([.A6]-1) * extra" office:value-type="float" office:value="66.9164065132623" calcext:value-type="float">
            <text:p>66.9164065132623</text:p>
          </table:table-cell>
          <table:table-cell/>
          <table:table-cell office:value-type="string" calcext:value-type="string">
            <text:p>AccelB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Strong <text:s text:c="4"/>: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is * ([.A7]-1)^(0.9+accelA/250) * [.A7] * ([.A7]-1) / (6 + ([.A7]^2) / 50 / accelB) + ([.A7]-1) * extra" office:value-type="float" office:value="152.97766439913" calcext:value-type="float">
            <text:p>152.97766439913</text:p>
          </table:table-cell>
          <table:table-cell table:number-columns-repeated="3"/>
          <table:table-cell office:value-type="string" calcext:value-type="string">
            <text:p>Weak <text:s text:c="5"/>: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is * ([.A8]-1)^(0.9+accelA/250) * [.A8] * ([.A8]-1) / (6 + ([.A8]^2) / 50 / accelB) + ([.A8]-1) * extra" office:value-type="float" office:value="293.152189162013" calcext:value-type="float">
            <text:p>293.15218916201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is * ([.A9]-1)^(0.9+accelA/250) * [.A9] * ([.A9]-1) / (6 + ([.A9]^2) / 50 / accelB) + ([.A9]-1) * extra" office:value-type="float" office:value="501.247525956986" calcext:value-type="float">
            <text:p>501.24752595698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is * ([.A10]-1)^(0.9+accelA/250) * [.A10] * ([.A10]-1) / (6 + ([.A10]^2) / 50 / accelB) + ([.A10]-1) * extra" office:value-type="float" office:value="791.267028304975" calcext:value-type="float">
            <text:p>791.26702830497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is * ([.A11]-1)^(0.9+accelA/250) * [.A11] * ([.A11]-1) / (6 + ([.A11]^2) / 50 / accelB) + ([.A11]-1) * extra" office:value-type="float" office:value="1177.35740112108" calcext:value-type="float">
            <text:p>1177.3574011210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is * ([.A12]-1)^(0.9+accelA/250) * [.A12] * ([.A12]-1) / (6 + ([.A12]^2) / 50 / accelB) + ([.A12]-1) * extra" office:value-type="float" office:value="1673.76645204265" calcext:value-type="float">
            <text:p>1673.7664520426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is * ([.A13]-1)^(0.9+accelA/250) * [.A13] * ([.A13]-1) / (6 + ([.A13]^2) / 50 / accelB) + ([.A13]-1) * extra" office:value-type="float" office:value="2294.80745959355" calcext:value-type="float">
            <text:p>2294.8074595935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is * ([.A14]-1)^(0.9+accelA/250) * [.A14] * ([.A14]-1) / (6 + ([.A14]^2) / 50 / accelB) + ([.A14]-1) * extra" office:value-type="float" office:value="3054.82811601302" calcext:value-type="float">
            <text:p>3054.8281160130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is * ([.A15]-1)^(0.9+accelA/250) * [.A15] * ([.A15]-1) / (6 + ([.A15]^2) / 50 / accelB) + ([.A15]-1) * extra" office:value-type="float" office:value="3968.18280094554" calcext:value-type="float">
            <text:p>3968.1828009455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is * ([.A16]-1)^(0.9+accelA/250) * [.A16] * ([.A16]-1) / (6 + ([.A16]^2) / 50 / accelB) + ([.A16]-1) * extra" office:value-type="float" office:value="5049.20738832141" calcext:value-type="float">
            <text:p>5049.2073883214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is * ([.A17]-1)^(0.9+accelA/250) * [.A17] * ([.A17]-1) / (6 + ([.A17]^2) / 50 / accelB) + ([.A17]-1) * extra" office:value-type="float" office:value="6312.19605414688" calcext:value-type="float">
            <text:p>6312.1960541468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is * ([.A18]-1)^(0.9+accelA/250) * [.A18] * ([.A18]-1) / (6 + ([.A18]^2) / 50 / accelB) + ([.A18]-1) * extra" office:value-type="float" office:value="7771.37971880921" calcext:value-type="float">
            <text:p>7771.3797188092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is * ([.A19]-1)^(0.9+accelA/250) * [.A19] * ([.A19]-1) / (6 + ([.A19]^2) / 50 / accelB) + ([.A19]-1) * extra" office:value-type="float" office:value="9440.90586542005" calcext:value-type="float">
            <text:p>9440.9058654200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is * ([.A20]-1)^(0.9+accelA/250) * [.A20] * ([.A20]-1) / (6 + ([.A20]^2) / 50 / accelB) + ([.A20]-1) * extra" office:value-type="float" office:value="11334.8195482533" calcext:value-type="float">
            <text:p>11334.819548253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is * ([.A21]-1)^(0.9+accelA/250) * [.A21] * ([.A21]-1) / (6 + ([.A21]^2) / 50 / accelB) + ([.A21]-1) * extra" office:value-type="float" office:value="13467.0454554064" calcext:value-type="float">
            <text:p>13467.045455406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is * ([.A22]-1)^(0.9+accelA/250) * [.A22] * ([.A22]-1) / (6 + ([.A22]^2) / 50 / accelB) + ([.A22]-1) * extra" office:value-type="float" office:value="15851.370925146" calcext:value-type="float">
            <text:p>15851.37092514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is * ([.A23]-1)^(0.9+accelA/250) * [.A23] * ([.A23]-1) / (6 + ([.A23]^2) / 50 / accelB) + ([.A23]-1) * extra" office:value-type="float" office:value="18501.4298407736" calcext:value-type="float">
            <text:p>18501.429840773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is * ([.A24]-1)^(0.9+accelA/250) * [.A24] * ([.A24]-1) / (6 + ([.A24]^2) / 50 / accelB) + ([.A24]-1) * extra" office:value-type="float" office:value="21430.6873473296" calcext:value-type="float">
            <text:p>21430.687347329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is * ([.A25]-1)^(0.9+accelA/250) * [.A25] * ([.A25]-1) / (6 + ([.A25]^2) / 50 / accelB) + ([.A25]-1) * extra" office:value-type="float" office:value="24652.4253470514" calcext:value-type="float">
            <text:p>24652.425347051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is * ([.A26]-1)^(0.9+accelA/250) * [.A26] * ([.A26]-1) / (6 + ([.A26]^2) / 50 / accelB) + ([.A26]-1) * extra" office:value-type="float" office:value="28179.7287405826" calcext:value-type="float">
            <text:p>28179.72874058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is * ([.A27]-1)^(0.9+accelA/250) * [.A27] * ([.A27]-1) / (6 + ([.A27]^2) / 50 / accelB) + ([.A27]-1) * extra" office:value-type="float" office:value="32025.4723884201" calcext:value-type="float">
            <text:p>32025.472388420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is * ([.A28]-1)^(0.9+accelA/250) * [.A28] * ([.A28]-1) / (6 + ([.A28]^2) / 50 / accelB) + ([.A28]-1) * extra" office:value-type="float" office:value="36202.3087726548" calcext:value-type="float">
            <text:p>36202.308772654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is * ([.A29]-1)^(0.9+accelA/250) * [.A29] * ([.A29]-1) / (6 + ([.A29]^2) / 50 / accelB) + ([.A29]-1) * extra" office:value-type="float" office:value="40722.6563431726" calcext:value-type="float">
            <text:p>40722.656343172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is * ([.A30]-1)^(0.9+accelA/250) * [.A30] * ([.A30]-1) / (6 + ([.A30]^2) / 50 / accelB) + ([.A30]-1) * extra" office:value-type="float" office:value="45598.688535489" calcext:value-type="float">
            <text:p>45598.68853548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is * ([.A31]-1)^(0.9+accelA/250) * [.A31] * ([.A31]-1) / (6 + ([.A31]^2) / 50 / accelB) + ([.A31]-1) * extra" office:value-type="float" office:value="50842.3234495378" calcext:value-type="float">
            <text:p>50842.323449537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is * ([.A32]-1)^(0.9+accelA/250) * [.A32] * ([.A32]-1) / (6 + ([.A32]^2) / 50 / accelB) + ([.A32]-1) * extra" office:value-type="float" office:value="56465.2141802223" calcext:value-type="float">
            <text:p>56465.214180222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is * ([.A33]-1)^(0.9+accelA/250) * [.A33] * ([.A33]-1) / (6 + ([.A33]^2) / 50 / accelB) + ([.A33]-1) * extra" office:value-type="float" office:value="62478.7397915068" calcext:value-type="float">
            <text:p>62478.739791506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is * ([.A34]-1)^(0.9+accelA/250) * [.A34] * ([.A34]-1) / (6 + ([.A34]^2) / 50 / accelB) + ([.A34]-1) * extra" office:value-type="float" office:value="68893.996926391" calcext:value-type="float">
            <text:p>68893.99692639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is * ([.A35]-1)^(0.9+accelA/250) * [.A35] * ([.A35]-1) / (6 + ([.A35]^2) / 50 / accelB) + ([.A35]-1) * extra" office:value-type="float" office:value="75721.7920453578" calcext:value-type="float">
            <text:p>75721.792045357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is * ([.A36]-1)^(0.9+accelA/250) * [.A36] * ([.A36]-1) / (6 + ([.A36]^2) / 50 / accelB) + ([.A36]-1) * extra" office:value-type="float" office:value="82972.6342858852" calcext:value-type="float">
            <text:p>82972.634285885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is * ([.A37]-1)^(0.9+accelA/250) * [.A37] * ([.A37]-1) / (6 + ([.A37]^2) / 50 / accelB) + ([.A37]-1) * extra" office:value-type="float" office:value="90656.7289354221" calcext:value-type="float">
            <text:p>90656.728935422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is * ([.A38]-1)^(0.9+accelA/250) * [.A38] * ([.A38]-1) / (6 + ([.A38]^2) / 50 / accelB) + ([.A38]-1) * extra" office:value-type="float" office:value="98783.9715098845" calcext:value-type="float">
            <text:p>98783.971509884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is * ([.A39]-1)^(0.9+accelA/250) * [.A39] * ([.A39]-1) / (6 + ([.A39]^2) / 50 / accelB) + ([.A39]-1) * extra" office:value-type="float" office:value="107363.94242928" calcext:value-type="float">
            <text:p>107363.9424292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is * ([.A40]-1)^(0.9+accelA/250) * [.A40] * ([.A40]-1) / (6 + ([.A40]^2) / 50 / accelB) + ([.A40]-1) * extra" office:value-type="float" office:value="116405.902281533" calcext:value-type="float">
            <text:p>116405.90228153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is * ([.A41]-1)^(0.9+accelA/250) * [.A41] * ([.A41]-1) / (6 + ([.A41]^2) / 50 / accelB) + ([.A41]-1) * extra" office:value-type="float" office:value="125918.787664983" calcext:value-type="float">
            <text:p>125918.78766498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is * ([.A42]-1)^(0.9+accelA/250) * [.A42] * ([.A42]-1) / (6 + ([.A42]^2) / 50 / accelB) + ([.A42]-1) * extra" office:value-type="float" office:value="135911.207599417" calcext:value-type="float">
            <text:p>135911.20759941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is * ([.A43]-1)^(0.9+accelA/250) * [.A43] * ([.A43]-1) / (6 + ([.A43]^2) / 50 / accelB) + ([.A43]-1) * extra" office:value-type="float" office:value="146391.440494822" calcext:value-type="float">
            <text:p>146391.44049482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is * ([.A44]-1)^(0.9+accelA/250) * [.A44] * ([.A44]-1) / (6 + ([.A44]^2) / 50 / accelB) + ([.A44]-1) * extra" office:value-type="float" office:value="157367.431666398" calcext:value-type="float">
            <text:p>157367.43166639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is * ([.A45]-1)^(0.9+accelA/250) * [.A45] * ([.A45]-1) / (6 + ([.A45]^2) / 50 / accelB) + ([.A45]-1) * extra" office:value-type="float" office:value="168846.791383718" calcext:value-type="float">
            <text:p>168846.79138371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is * ([.A46]-1)^(0.9+accelA/250) * [.A46] * ([.A46]-1) / (6 + ([.A46]^2) / 50 / accelB) + ([.A46]-1) * extra" office:value-type="float" office:value="180836.793441282" calcext:value-type="float">
            <text:p>180836.79344128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is * ([.A47]-1)^(0.9+accelA/250) * [.A47] * ([.A47]-1) / (6 + ([.A47]^2) / 50 / accelB) + ([.A47]-1) * extra" office:value-type="float" office:value="193344.37423708" calcext:value-type="float">
            <text:p>193344.3742370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is * ([.A48]-1)^(0.9+accelA/250) * [.A48] * ([.A48]-1) / (6 + ([.A48]^2) / 50 / accelB) + ([.A48]-1) * extra" office:value-type="float" office:value="206376.132345217" calcext:value-type="float">
            <text:p>206376.13234521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is * ([.A49]-1)^(0.9+accelA/250) * [.A49] * ([.A49]-1) / (6 + ([.A49]^2) / 50 / accelB) + ([.A49]-1) * extra" office:value-type="float" office:value="219938.328568074" calcext:value-type="float">
            <text:p>219938.32856807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is * ([.A50]-1)^(0.9+accelA/250) * [.A50] * ([.A50]-1) / (6 + ([.A50]^2) / 50 / accelB) + ([.A50]-1) * extra" office:value-type="float" office:value="234036.886452982" calcext:value-type="float">
            <text:p>234036.88645298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is * ([.A51]-1)^(0.9+accelA/250) * [.A51] * ([.A51]-1) / (6 + ([.A51]^2) / 50 / accelB) + ([.A51]-1) * extra" office:value-type="float" office:value="248677.393257906" calcext:value-type="float">
            <text:p>248677.39325790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is * ([.A52]-1)^(0.9+accelA/250) * [.A52] * ([.A52]-1) / (6 + ([.A52]^2) / 50 / accelB) + ([.A52]-1) * extra" office:value-type="float" office:value="263865.101350209" calcext:value-type="float">
            <text:p>263865.101350209</text:p>
          </table:table-cell>
          <table:table-cell table:number-columns-repeated="4"/>
        </table:table-row>
      </table:table>
      <table:named-expressions>
        <table:named-range table:name="accelA" table:base-cell-address="$'EXP curve'.$E$5" table:cell-range-address="$'EXP curve'.$E$5"/>
        <table:named-range table:name="accelB" table:base-cell-address="$'EXP curve'.$E$6" table:cell-range-address="$'EXP curve'.$E$6"/>
        <table:named-range table:name="basis" table:base-cell-address="$'EXP curve'.$E$3" table:cell-range-address="$'EXP curve'.$E$3"/>
        <table:named-range table:name="extra" table:base-cell-address="$'EXP curve'.$E$4" table:cell-range-address="$'EXP curve'.$E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00-00-00</text:date>, <text:time style:data-style-name="N2" text:time-value="23:26:48.9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13:04:16.462000000</meta:creation-date>
    <dc:date>2022-04-28T23:35:39.156000000</dc:date>
    <meta:editing-duration>PT1H29M7S</meta:editing-duration>
    <meta:editing-cycles>17</meta:editing-cycles>
    <meta:generator>LibreOffice/7.3.1.3$Windows_X86_64 LibreOffice_project/a69ca51ded25f3eefd52d7bf9a5fad8c90b87951</meta:generator>
    <meta:document-statistic meta:table-count="1" meta:cell-count="11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'EXP curve'.B3:'EXP curve'.B52" svg:x="-0.422cm" svg:y="0.259cm" svg:width="13.248cm" svg:height="8.645cm">
          <chart:coordinate-region svg:x="0.94cm" svg:y="0.458cm" svg:width="11.886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XP curve'.B3:'EXP curve'.B52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XP curve'.B3:'EXP curve'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3269853361265">
                <text:p>3.33269853361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4262865564874">
                <text:p>21.4262865564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.9164065132623">
                <text:p>66.9164065132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.97766439913">
                <text:p>152.97766439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3.152189162013">
                <text:p>293.152189162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1.247525956986">
                <text:p>501.247525956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1.267028304975">
                <text:p>791.267028304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7.35740112108">
                <text:p>1177.35740112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3.76645204265">
                <text:p>1673.76645204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94.80745959355">
                <text:p>2294.80745959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54.82811601302">
                <text:p>3054.82811601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68.18280094554">
                <text:p>3968.182800945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49.20738832141">
                <text:p>5049.20738832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12.19605414688">
                <text:p>6312.1960541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71.37971880921">
                <text:p>7771.379718809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40.90586542005">
                <text:p>9440.90586542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34.8195482533">
                <text:p>11334.8195482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67.0454554064">
                <text:p>13467.0454554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51.370925146">
                <text:p>15851.3709251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501.4298407736">
                <text:p>18501.4298407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430.6873473296">
                <text:p>21430.68734732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652.4253470514">
                <text:p>24652.42534705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179.7287405826">
                <text:p>28179.7287405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25.4723884201">
                <text:p>32025.47238842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202.3087726548">
                <text:p>36202.3087726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722.6563431726">
                <text:p>40722.65634317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598.688535489">
                <text:p>45598.68853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842.3234495378">
                <text:p>50842.3234495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465.2141802223">
                <text:p>56465.2141802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478.7397915068">
                <text:p>62478.73979150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893.996926391">
                <text:p>68893.996926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721.7920453578">
                <text:p>75721.79204535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972.6342858852">
                <text:p>82972.63428588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656.7289354221">
                <text:p>90656.72893542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783.9715098845">
                <text:p>98783.9715098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7363.94242928">
                <text:p>107363.942429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6405.902281533">
                <text:p>116405.9022815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918.787664983">
                <text:p>125918.787664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5911.207599417">
                <text:p>135911.2075994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391.440494822">
                <text:p>146391.4404948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367.431666398">
                <text:p>157367.4316663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846.791383718">
                <text:p>168846.7913837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0836.793441282">
                <text:p>180836.7934412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344.37423708">
                <text:p>193344.374237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6376.132345217">
                <text:p>206376.132345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9938.328568074">
                <text:p>219938.328568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4036.886452982">
                <text:p>234036.8864529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8677.393257906">
                <text:p>248677.3932579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3865.101350209">
                <text:p>263865.101350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